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9999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fill="solid" draw:fill-color="#b3b300"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margin-left="0cm" fo:margin-right="0cm" fo:text-align="start" fo:text-indent="0cm"/>
      <style:text-properties fo:font-size="1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start" fo:text-indent="0cm"/>
      <style:text-properties fo:font-size="10pt" fo:font-weight="bold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text-align="center" fo:text-indent="0cm"/>
      <style:text-properties fo:font-family="Symbol" style:font-family-generic="roman" style:font-pitch="variable" style:font-charset="x-symbol"/>
    </style:style>
    <style:style style:name="P9" style:family="paragraph">
      <style:paragraph-properties fo:text-align="center"/>
      <style:text-properties fo:font-family="Symbol" style:font-family-generic="roman" style:font-pitch="variable" style:font-charset="x-symbol"/>
    </style:style>
    <style:style style:name="P10" style:family="paragraph">
      <style:paragraph-properties fo:margin-left="0.6cm" fo:margin-right="0cm" fo:text-indent="-0.6cm"/>
    </style:style>
    <style:style style:name="T1" style:family="text">
      <style:text-properties fo:font-size="14pt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fo:font-size="10pt" fo:font-weight="normal"/>
    </style:style>
    <style:style style:name="T5" style:family="text">
      <style:text-properties fo:font-family="Symbol" style:font-family-generic="roman" style:font-pitch="variable" style:font-charset="x-symbo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custom-shape draw:style-name="gr1" draw:text-style-name="P1" draw:id="id2" draw:layer="layout" svg:width="6cm" svg:height="1.5cm" svg:x="10cm" svg:y="1cm">
          <text:p text:style-name="P1"><text:span text:style-name="T1">User Interfac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draw:layer="layout" svg:width="9cm" svg:height="3cm" svg:x="18.5cm" svg:y="1cm">
          <text:p text:style-name="P2"><text:span text:style-name="T2">A forma como a UI será tratada ainda será definida.</text:span></text:p>
          <text:p text:style-name="P2"><text:span text:style-name="T2">Essencialmente será uma classe com métodos específicos para reconhecer eventos (cliques de mouse, entrada pelo teclado, etc), assim como métodos para plotar e trabalhar com as classes de </text:span><text:span text:style-name="T3">polígonos</text:span><text:span text:style-name="T2"> e </text:span><text:span text:style-name="T3">dados</text:span></text:p>
          <draw:enhanced-geometry svg:viewBox="0 0 21600 21600" draw:mirror-horizontal="false" draw:type="line-callout-2" draw:modifiers="-5639.37340295523 5297.4341886038 -3600 4000 -597.533607376958 3987.470843052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3" draw:id="id1" draw:layer="layout" svg:width="4.5cm" svg:height="3cm" svg:x="7.5cm" svg:y="6cm">
          <text:p text:style-name="P3">Classe </text:p>
          <text:p text:style-name="P3">Polígon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3" draw:layer="layout" svg:width="4.5cm" svg:height="3cm" svg:x="14cm" svg:y="6cm">
          <text:p text:style-name="P3">Classe </text:p>
          <text:p text:style-name="P3">Dado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svg:x1="9.749cm" svg:y1="6cm" svg:x2="13cm" svg:y2="2.5cm" draw:start-shape="id1" draw:start-glue-point="4" draw:end-shape="id2" draw:end-glue-point="2">
          <text:p/>
        </draw:connector>
        <draw:connector draw:style-name="gr4" draw:text-style-name="P4" draw:layer="layout" svg:x1="16.249cm" svg:y1="6cm" svg:x2="13cm" svg:y2="2.5cm" draw:start-shape="id3" draw:start-glue-point="4" draw:end-shape="id2" draw:end-glue-point="2">
          <text:p/>
        </draw:connector>
        <draw:custom-shape draw:style-name="gr2" draw:text-style-name="P5" draw:layer="layout" svg:width="6.5cm" svg:height="3.5cm" svg:x="21cm" svg:y="6cm">
          <text:p text:style-name="P5"><text:span text:style-name="T3">Classe de dados</text:span><text:span text:style-name="T4">: responsável pelo armazenamento e organização de dados. Isso inclui dados brutos (lidos a partir do teclado, arquivos etc), e dados obtidos através dos </text:span><text:span text:style-name="T3">algoritmos de modelagem direta</text:span></text:p>
          <draw:enhanced-geometry svg:viewBox="0 0 21600 21600" draw:mirror-horizontal="false" draw:type="line-callout-2" draw:modifiers="-8329.67235809875 5972.23650385604 -4116.65897554223 8020.56555269923 -827.318874019382 3417.9948586118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2" draw:layer="layout" svg:width="6cm" svg:height="8cm" svg:x="0.5cm" svg:y="3.5cm">
          <text:p text:style-name="P2"><text:span text:style-name="T3">Classe de Polígono</text:span><text:span text:style-name="T2">: responsável pelo armazenamento e organização dos polígonos. Os polígonos nada mais são do que modelos 2D, que carregarão informações como a forma geométrica (através da definição das coordenadas de vértices, e o número de vértices), propriedades físicas (como a densidade), e propriedades gráficas, como formato de linha, e cor de preenchimento.</text:span></text:p>
          <text:p text:style-name="P2"><text:span text:style-name="T2">Essas informações serão acessadas por um ou mais </text:span><text:span text:style-name="T3">algoritmos de modelagem</text:span><text:span text:style-name="T2">, que por sua vez passarão os resultados para a </text:span><text:span text:style-name="T3">classe de dados</text:span><text:span text:style-name="T2">.</text:span></text:p>
          <draw:enhanced-geometry svg:viewBox="0 0 21600 21600" draw:mirror-horizontal="true" draw:type="line-callout-2" draw:modifiers="-3369.0384935844 11146.9066366704 -1583.73604399267 7547.47367017731 -889.051824695884 1495.6130483689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7" draw:id="id4" draw:layer="layout" svg:width="16.5cm" svg:height="6cm" svg:x="0.5cm" svg:y="14cm">
          <text:p text:style-name="P3">Algoritmos de modelagem direta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svg:x1="16.249cm" svg:y1="9cm" svg:x2="8.75cm" svg:y2="14cm" draw:start-shape="id3" draw:start-glue-point="6" draw:end-shape="id4">
          <text:p/>
        </draw:connector>
        <draw:connector draw:style-name="gr4" draw:text-style-name="P4" draw:layer="layout" svg:x1="9.749cm" svg:y1="9cm" svg:x2="8.75cm" svg:y2="14cm" draw:start-shape="id1" draw:start-glue-point="6" draw:end-shape="id4">
          <text:p/>
        </draw:connector>
        <draw:custom-shape draw:style-name="gr6" draw:text-style-name="P4" draw:layer="layout" svg:width="3.5cm" svg:height="3.5cm" svg:x="1cm" svg:y="16cm">
          <text:p text:style-name="P3">Talwan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3.5cm" svg:height="3.5cm" svg:x="7cm" svg:y="16cm">
          <text:p text:style-name="P8"><text:span text:style-name="T5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3.5cm" svg:height="3.5cm" svg:x="13cm" svg:y="16cm">
          <text:p text:style-name="P8"><text:span text:style-name="T5">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8cm" svg:height="8cm" svg:x="19.5cm" svg:y="11.5cm">
          <text:p text:style-name="P2"><text:span text:style-name="T2">Os </text:span><text:span text:style-name="T3">algoritmos de modelagem direta,</text:span><text:span text:style-name="T2"> propriamente ditos, poderão ser constituídos de funções avulsas, ter classes próprias e métodos específicos. Na prática, eles devem ser capaz de reconhecer os dados de entrada, obtidos através da </text:span><text:span text:style-name="T3">classe de polígonos</text:span><text:span text:style-name="T4">, efetuar todos os cálculos necessários, e devem retornar os dados devidamente através da </text:span><text:span text:style-name="T3">classe de dados</text:span><text:span text:style-name="T4">, que por sua vez passará as informações pertinentes para a UI, que plotará o resultado na tela.</text:span></text:p>
          <draw:enhanced-geometry svg:viewBox="0 0 21600 21600" draw:mirror-horizontal="false" draw:type="line-callout-2" draw:modifiers="-6587.17660292464 13001.5748031496 -3600 4000 -669.516310461192 1495.6130483689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</text:page-number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Padrão" style:page-layout-name="PM1" draw:style-name="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BrOffice.org/2.2$Win32 OpenOffice.org_project/680m14$Build-9134</meta:generator>
    <meta:creation-date>2009-02-10T15:56:46</meta:creation-date>
    <dc:date>2009-02-10T16:34:21</dc:date>
    <dc:language>pt-BR</dc:language>
    <meta:editing-cycles>2</meta:editing-cycles>
    <meta:editing-duration>PT6M34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